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withoutfill">
      <style:graphic-properties svg:stroke-width="0.071cm" svg:stroke-color="#000000" draw:marker-start-width="0.306cm" draw:marker-end="Extrémités_20_de_20_flèche_20_1" draw:marker-end-width="0.406cm" draw:fill="none" draw:textarea-vertical-align="middle" fo:padding-top="0.16cm" fo:padding-bottom="0.16cm" fo:padding-left="0.285cm" fo:padding-right="0.285cm" loext:decorative="false"/>
    </style:style>
    <style:style style:name="gr5" style:family="graphic" style:parent-style-name="objectwithoutfill">
      <style:graphic-properties svg:stroke-width="0.071cm" svg:stroke-color="#000000" draw:marker-start-width="0.307cm" draw:marker-end="Extrémités_20_de_20_flèche_20_2" draw:marker-end-width="0.407cm" draw:fill="none" draw:textarea-vertical-align="middle" fo:padding-top="0.161cm" fo:padding-bottom="0.161cm" fo:padding-left="0.286cm" fo:padding-right="0.28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478cm" style:use-optimal-column-width="false"/>
    </style:style>
    <style:style style:name="co2" style:family="table-column">
      <style:table-column-properties style:column-width="2.485cm" style:use-optimal-column-width="false"/>
    </style:style>
    <style:style style:name="co3" style:family="table-column">
      <style:table-column-properties style:column-width="7.663cm" style:use-optimal-column-width="false"/>
    </style:style>
    <style:style style:name="co4" style:family="table-column">
      <style:table-column-properties style:column-width="2.983cm" style:use-optimal-column-width="false"/>
    </style:style>
    <style:style style:name="ro1" style:family="table-row">
      <style:table-row-properties style:row-height="1.882cm" style:use-optimal-row-height="false"/>
    </style:style>
    <style:style style:name="ro2" style:family="table-row">
      <style:table-row-properties style:row-height="1.877cm" style:use-optimal-row-height="false"/>
    </style:style>
    <style:style style:name="ro3" style:family="table-row">
      <style:table-row-properties style:row-height="1.888cm" style:use-optimal-row-height="false"/>
    </style:style>
    <style:style style:name="ro4" style:family="table-row">
      <style:table-row-properties style:row-height="0.934cm" style:use-optimal-row-height="false"/>
    </style:style>
    <style:style style:name="ro5" style:family="table-row">
      <style:table-row-properties style:row-height="0.936cm" style:use-optimal-row-height="false"/>
    </style:style>
    <style:style style:name="ro6" style:family="table-row">
      <style:table-row-properties style:row-height="0cm" style:use-optimal-row-height="true"/>
    </style:style>
    <style:style style:name="ce1" style:family="table-cell">
      <loext:graphic-properties draw:fill="solid" draw:fill-color="#d0bc19" draw:textarea-vertical-align="middle"/>
      <style:paragraph-properties fo:text-align="center"/>
    </style:style>
    <style:style style:name="ce2" style:family="table-cell">
      <loext:graphic-properties draw:fill="solid" draw:fill-color="#ed9300" draw:textarea-vertical-align="middle"/>
      <style:paragraph-properties fo:text-align="center"/>
    </style:style>
    <style:style style:name="ce3" style:family="table-cell">
      <loext:graphic-properties draw:fill="solid" draw:fill-color="#e06100" draw:textarea-vertical-align="middle"/>
      <style:paragraph-properties fo:text-align="center"/>
    </style:style>
    <style:style style:name="ce4" style:family="table-cell">
      <loext:graphic-properties draw:fill="solid" draw:fill-color="#cb2100" draw:textarea-vertical-align="middle"/>
      <style:paragraph-properties fo:text-align="center"/>
    </style:style>
    <style:style style:name="ce5" style:family="table-cell">
      <loext:graphic-properties draw:fill="solid" draw:fill-color="#c00201" draw:textarea-vertical-align="middle"/>
      <style:paragraph-properties fo:text-align="center"/>
    </style:style>
    <style:style style:name="ce6" style:family="table-cell">
      <loext:graphic-properties draw:fill="solid" draw:fill-color="#bcb721" draw:textarea-vertical-align="middle"/>
      <style:paragraph-properties fo:text-align="center"/>
    </style:style>
    <style:style style:name="ce7" style:family="table-cell">
      <loext:graphic-properties draw:fill="solid" draw:fill-color="#fabf04" draw:textarea-vertical-align="middle"/>
      <style:paragraph-properties fo:text-align="center"/>
    </style:style>
    <style:style style:name="ce8" style:family="table-cell">
      <loext:graphic-properties draw:fill="solid" draw:fill-color="#e67b00" draw:textarea-vertical-align="middle"/>
      <style:paragraph-properties fo:text-align="center"/>
    </style:style>
    <style:style style:name="ce9" style:family="table-cell">
      <loext:graphic-properties draw:fill="solid" draw:fill-color="#d33f01" draw:textarea-vertical-align="middle"/>
      <style:paragraph-properties fo:text-align="center"/>
    </style:style>
    <style:style style:name="ce10" style:family="table-cell">
      <loext:graphic-properties draw:fill="solid" draw:fill-color="#a6b42d" draw:textarea-vertical-align="middle"/>
      <style:paragraph-properties fo:text-align="center"/>
    </style:style>
    <style:style style:name="ce11" style:family="table-cell">
      <loext:graphic-properties draw:fill="solid" draw:fill-color="#e4bd0d" draw:textarea-vertical-align="middle"/>
      <style:paragraph-properties fo:text-align="center"/>
    </style:style>
    <style:style style:name="ce12" style:family="table-cell">
      <loext:graphic-properties draw:fill="solid" draw:fill-color="#f8ab00" draw:textarea-vertical-align="middle"/>
      <style:paragraph-properties fo:text-align="center"/>
    </style:style>
    <style:style style:name="ce13" style:family="table-cell">
      <loext:graphic-properties draw:fill="solid" draw:fill-color="#91b336" draw:textarea-vertical-align="middle"/>
      <style:paragraph-properties fo:text-align="center"/>
    </style:style>
    <style:style style:name="ce14" style:family="table-cell">
      <loext:graphic-properties draw:fill="solid" draw:fill-color="#76af43" draw:textarea-vertical-align="middle"/>
      <style:paragraph-properties fo:text-align="center"/>
    </style:style>
    <style:style style:name="ce15" style:family="table-cell">
      <loext:graphic-properties draw:fill="solid" draw:fill-color="#ffffff" draw:textarea-vertical-align="middle"/>
      <style:paragraph-properties fo:text-align="center"/>
      <style:text-properties style:font-name="Arial" fo:font-size="16pt" style:font-size-asian="16pt" style:font-name-complex="Arial" style:font-size-complex="16pt"/>
    </style:style>
    <style:style style:name="ce16" style:family="table-cell">
      <loext:graphic-properties draw:fill="solid" draw:fill-color="#bcb721" draw:textarea-vertical-align="middle"/>
      <style:paragraph-properties fo:text-align="center"/>
      <style:text-properties style:font-name="Arial" fo:font-size="16pt" style:font-size-asian="16pt" style:font-name-complex="Arial" style:font-size-complex="16pt"/>
    </style:style>
    <style:style style:name="ce17" style:family="table-cell">
      <loext:graphic-properties draw:fill="solid" draw:fill-color="#d0bc19" draw:textarea-vertical-align="middle"/>
      <style:paragraph-properties fo:text-align="center"/>
      <style:text-properties style:font-name="Arial" fo:font-size="16pt" style:font-size-asian="16pt" style:font-name-complex="Arial" style:font-size-complex="16pt"/>
    </style:style>
    <style:style style:name="ce18" style:family="table-cell">
      <loext:graphic-properties draw:fill-color="#d0bc19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font-name="Arial" fo:font-size="16pt" style:font-size-asian="16pt" style:font-name-complex="Arial" style:font-size-complex="16pt"/>
    </style:style>
    <style:style style:name="P5" style:family="paragraph">
      <style:paragraph-properties fo:margin-left="0cm" fo:margin-right="0cm" fo:line-height="100%" fo:text-align="center" fo:text-indent="0cm"/>
      <style:text-properties style:font-name="Arial" fo:font-size="16pt" style:font-size-asian="16pt" style:font-name-complex="Arial" style:font-size-complex="16pt"/>
    </style:style>
    <style:style style:name="P6" style:family="paragraph">
      <style:paragraph-properties fo:line-height="100%" fo:text-align="center"/>
      <style:text-properties style:font-name="Arial" fo:font-size="16pt" style:font-size-asian="16pt" style:font-name-complex="Arial" style:font-size-complex="16pt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 fo:font-size="16pt" style:font-size-asian="16pt" style:font-name-complex="Aria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style-name="gr1">
          <draw:g draw:style-name="gr2">
            <draw:frame draw:style-name="gr3" draw:layer="layout" svg:width="12.396cm" svg:height="9.41cm" svg:x="13.203cm" svg:y="3.584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>
                  <table:table-cell table:style-name="ce1">
                    <text:p text:style-name="P1">5</text:p>
                  </table:table-cell>
                  <table:table-cell table:style-name="ce2">
                    <text:p text:style-name="P1">10</text:p>
                  </table:table-cell>
                  <table:table-cell table:style-name="ce3">
                    <text:p text:style-name="P1">15</text:p>
                  </table:table-cell>
                  <table:table-cell table:style-name="ce4">
                    <text:p text:style-name="P1">20</text:p>
                  </table:table-cell>
                  <table:table-cell table:style-name="ce5">
                    <text:p text:style-name="P1">25</text:p>
                  </table:table-cell>
                </table:table-row>
                <table:table-row table:style-name="ro1">
                  <table:table-cell table:style-name="ce6">
                    <text:p text:style-name="P1">4</text:p>
                  </table:table-cell>
                  <table:table-cell table:style-name="ce7">
                    <text:p text:style-name="P1">8</text:p>
                  </table:table-cell>
                  <table:table-cell table:style-name="ce8">
                    <text:p text:style-name="P1">12</text:p>
                  </table:table-cell>
                  <table:table-cell table:style-name="ce9">
                    <text:p text:style-name="P1">16</text:p>
                  </table:table-cell>
                  <table:table-cell table:style-name="ce4">
                    <text:p text:style-name="P1">20</text:p>
                  </table:table-cell>
                </table:table-row>
                <table:table-row table:style-name="ro1">
                  <table:table-cell table:style-name="ce10">
                    <text:p text:style-name="P1">3</text:p>
                  </table:table-cell>
                  <table:table-cell table:style-name="ce11">
                    <text:p text:style-name="P1">6</text:p>
                  </table:table-cell>
                  <table:table-cell table:style-name="ce12">
                    <text:p text:style-name="P1">9</text:p>
                  </table:table-cell>
                  <table:table-cell table:style-name="ce8">
                    <text:p text:style-name="P1">12</text:p>
                  </table:table-cell>
                  <table:table-cell table:style-name="ce3">
                    <text:p text:style-name="P1">15</text:p>
                  </table:table-cell>
                </table:table-row>
                <table:table-row table:style-name="ro2">
                  <table:table-cell table:style-name="ce13">
                    <text:p text:style-name="P1">2</text:p>
                  </table:table-cell>
                  <table:table-cell table:style-name="ce6">
                    <text:p text:style-name="P1">4</text:p>
                  </table:table-cell>
                  <table:table-cell table:style-name="ce11">
                    <text:p text:style-name="P1">6</text:p>
                  </table:table-cell>
                  <table:table-cell table:style-name="ce7">
                    <text:p text:style-name="P1">8</text:p>
                  </table:table-cell>
                  <table:table-cell table:style-name="ce2">
                    <text:p text:style-name="P1">10</text:p>
                  </table:table-cell>
                </table:table-row>
                <table:table-row table:style-name="ro3">
                  <table:table-cell table:style-name="ce14">
                    <text:p text:style-name="P1">1</text:p>
                  </table:table-cell>
                  <table:table-cell table:style-name="ce13">
                    <text:p text:style-name="P1">2</text:p>
                  </table:table-cell>
                  <table:table-cell table:style-name="ce10">
                    <text:p text:style-name="P1">3</text:p>
                  </table:table-cell>
                  <table:table-cell table:style-name="ce6">
                    <text:p text:style-name="P1">4</text:p>
                  </table:table-cell>
                  <table:table-cell table:style-name="ce1">
                    <text:p text:style-name="P1">5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line draw:style-name="gr4" draw:text-style-name="P2" draw:layer="layout" svg:x1="13.203cm" svg:y1="12.994cm" svg:x2="27.1cm" svg:y2="13cm">
              <text:p/>
            </draw:line>
            <draw:line draw:style-name="gr5" draw:text-style-name="P2" draw:layer="layout" svg:x1="13.203cm" svg:y1="12.994cm" svg:x2="13.203cm" svg:y2="2.5cm">
              <text:p/>
            </draw:line>
            <draw:frame draw:style-name="gr6" draw:text-style-name="P3" draw:layer="layout" svg:width="4cm" svg:height="0.806cm" svg:x="9.1cm" svg:y="2.698cm">
              <draw:text-box>
                <text:p text:style-name="P1"><text:span text:style-name="T1">PROBABILITÉ</text:span></text:p>
              </draw:text-box>
            </draw:frame>
            <draw:frame draw:style-name="gr6" draw:text-style-name="P3" draw:layer="layout" svg:width="4cm" svg:height="0.806cm" svg:x="24.6cm" svg:y="13.198cm">
              <draw:text-box>
                <text:p text:style-name="P1"><text:span text:style-name="T1">GRAVITÉ</text:span></text:p>
              </draw:text-box>
            </draw:frame>
            <draw:frame draw:style-name="gr3" draw:layer="layout" svg:width="10.645cm" svg:height="6.473cm" svg:x="0.705cm" svg:y="4.105cm">
              <table:table table:template-name="default" table:use-first-row-styles="true" table:use-banding-rows-styles="true">
                <table:table-column table:style-name="co3"/>
                <table:table-column table:style-name="co4"/>
                <table:table-row table:style-name="ro4" table:default-cell-style-name="ce15">
                  <table:table-cell>
                    <text:p text:style-name="P4"><text:span text:style-name="T2">Risques</text:span></text:p>
                  </table:table-cell>
                  <table:table-cell>
                    <text:p text:style-name="P4"><text:span text:style-name="T2">Lettre</text:span></text:p>
                  </table:table-cell>
                </table:table-row>
                <table:table-row table:style-name="ro4">
                  <table:table-cell table:style-name="ce15">
                    <text:p text:style-name="P5">Retard de développement</text:p>
                  </table:table-cell>
                  <table:table-cell table:style-name="ce16">
                    <text:p text:style-name="P4"><text:span text:style-name="T2">A</text:span></text:p>
                  </table:table-cell>
                </table:table-row>
                <table:table-row table:style-name="ro4">
                  <table:table-cell table:style-name="ce15">
                    <text:p text:style-name="P6">Infaisabilité technique</text:p>
                  </table:table-cell>
                  <table:table-cell table:style-name="ce16">
                    <text:p text:style-name="P4"><text:span text:style-name="T2">B</text:span></text:p>
                  </table:table-cell>
                </table:table-row>
                <table:table-row table:style-name="ro5">
                  <table:table-cell table:style-name="ce15">
                    <text:p text:style-name="P6">Perte de données</text:p>
                  </table:table-cell>
                  <table:table-cell table:style-name="ce17" table:number-rows-spanned="2">
                    <text:p text:style-name="P4"><text:span text:style-name="T2">C</text:span></text:p>
                  </table:table-cell>
                </table:table-row>
                <table:table-row table:style-name="ro6">
                  <table:table-cell table:style-name="bg-none">
                    <text:p text:style-name="P7">Fuite de données</text:p>
                  </table:table-cell>
                  <table:covered-table-cell table:style-name="ce18"/>
                </table:table-row>
                <table:table-row table:style-name="ro6">
                  <table:table-cell table:style-name="bg-none">
                    <text:p text:style-name="P7">Bug majeur</text:p>
                  </table:table-cell>
                  <table:table-cell table:style-name="ce11">
                    <text:p text:style-name="P1">D</text:p>
                  </table:table-cell>
                </table:table-row>
                <table:table-row table:style-name="ro6">
                  <table:table-cell table:style-name="bg-none">
                    <text:p text:style-name="P7">Bug mineur</text:p>
                  </table:table-cell>
                  <table:table-cell table:style-name="ce10">
                    <text:p text:style-name="P1">E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gr7" draw:text-style-name="P8" draw:layer="layout" svg:width="1cm" svg:height="1cm" svg:x="15.7cm" svg:y="10.1cm">
              <draw:text-box>
                <text:p>A</text:p>
              </draw:text-box>
            </draw:frame>
            <draw:frame draw:style-name="gr7" draw:text-style-name="P8" draw:layer="layout" svg:width="1cm" svg:height="1cm" svg:x="20.7cm" svg:y="11.994cm">
              <draw:text-box>
                <text:p>B</text:p>
              </draw:text-box>
            </draw:frame>
            <draw:frame draw:style-name="gr7" draw:text-style-name="P8" draw:layer="layout" svg:width="1cm" svg:height="1cm" svg:x="23.2cm" svg:y="12cm">
              <draw:text-box>
                <text:p>C</text:p>
              </draw:text-box>
            </draw:frame>
            <draw:frame draw:style-name="gr7" draw:text-style-name="P8" draw:layer="layout" svg:width="1cm" svg:height="1cm" svg:x="18.2cm" svg:y="10.1cm">
              <draw:text-box>
                <text:p>D</text:p>
              </draw:text-box>
            </draw:frame>
            <draw:frame draw:style-name="gr7" draw:text-style-name="P8" draw:layer="layout" svg:width="1cm" svg:height="1cm" svg:x="13.2cm" svg:y="8.2cm">
              <draw:text-box>
                <text:p>E</text:p>
              </draw:text-box>
            </draw:frame>
          </draw:g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8:04:19.311429230</meta:creation-date>
    <dc:date>2024-12-17T19:03:53.250956385</dc:date>
    <meta:editing-duration>PT30M34S</meta:editing-duration>
    <meta:editing-cycles>9</meta:editing-cycles>
    <meta:generator>LibreOffice/24.2.7.2$Linux_X86_64 LibreOffice_project/420$Build-2</meta:generator>
    <meta:document-statistic meta:object-count="36"/>
  </office:meta>
</office:document-meta>
</file>